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64cm"/>
    </style:style>
    <style:style style:name="Table1.D" style:family="table-column">
      <style:table-column-properties style:column-width="3.50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2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d6c4" officeooo:paragraph-rsid="0019d6c4"/>
    </style:style>
    <style:style style:name="P2" style:family="paragraph" style:parent-style-name="Standard">
      <style:paragraph-properties fo:text-align="start" style:justify-single-word="false"/>
      <style:text-properties officeooo:rsid="0019d6c4" officeooo:paragraph-rsid="0019d6c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d6c4" officeooo:paragraph-rsid="0019d6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228cc7"/>
    </style:style>
    <style:style style:name="P6" style:family="paragraph" style:parent-style-name="Table_20_Contents">
      <style:paragraph-properties fo:text-align="start" style:justify-single-word="false"/>
      <style:text-properties officeooo:paragraph-rsid="001c3fb1"/>
    </style:style>
    <style:style style:name="P7" style:family="paragraph" style:parent-style-name="Table_20_Contents">
      <style:paragraph-properties fo:text-align="start" style:justify-single-word="false"/>
      <style:text-properties officeooo:paragraph-rsid="0019d6c4"/>
    </style:style>
    <style:style style:name="P8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9" style:family="paragraph" style:parent-style-name="Table_20_Contents">
      <style:paragraph-properties fo:text-align="start" style:justify-single-word="false"/>
      <style:text-properties officeooo:rsid="001ad8cf" officeooo:paragraph-rsid="001ad8cf"/>
    </style:style>
    <style:style style:name="P10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11" style:family="paragraph" style:parent-style-name="Table_20_Contents">
      <style:paragraph-properties fo:text-align="start" style:justify-single-word="false"/>
      <style:text-properties officeooo:rsid="001c3fb1" officeooo:paragraph-rsid="00274bac"/>
    </style:style>
    <style:style style:name="P12" style:family="paragraph" style:parent-style-name="Table_20_Contents">
      <style:paragraph-properties fo:text-align="start" style:justify-single-word="false"/>
      <style:text-properties officeooo:rsid="001c6440" officeooo:paragraph-rsid="001c6440"/>
    </style:style>
    <style:style style:name="P13" style:family="paragraph" style:parent-style-name="Table_20_Contents">
      <style:paragraph-properties fo:text-align="start" style:justify-single-word="false"/>
      <style:text-properties officeooo:rsid="001d27a6" officeooo:paragraph-rsid="001d27a6"/>
    </style:style>
    <style:style style:name="P14" style:family="paragraph" style:parent-style-name="Table_20_Contents">
      <style:paragraph-properties fo:text-align="start" style:justify-single-word="false"/>
      <style:text-properties officeooo:rsid="00228cc7" officeooo:paragraph-rsid="00228cc7"/>
    </style:style>
    <style:style style:name="P15" style:family="paragraph" style:parent-style-name="Table_20_Contents">
      <style:paragraph-properties fo:text-align="start" style:justify-single-word="false"/>
      <style:text-properties officeooo:rsid="00257913" officeooo:paragraph-rsid="00257913"/>
    </style:style>
    <style:style style:name="P16" style:family="paragraph" style:parent-style-name="Table_20_Contents">
      <style:paragraph-properties fo:text-align="start" style:justify-single-word="false"/>
      <style:text-properties officeooo:rsid="00274bac" officeooo:paragraph-rsid="00274bac"/>
    </style:style>
    <style:style style:name="P17" style:family="paragraph" style:parent-style-name="Table_20_Contents">
      <style:paragraph-properties fo:text-align="start" style:justify-single-word="false"/>
      <style:text-properties officeooo:rsid="00274bac" officeooo:paragraph-rsid="0027b321"/>
    </style:style>
    <style:style style:name="P18" style:family="paragraph" style:parent-style-name="Table_20_Contents">
      <style:paragraph-properties fo:text-align="start" style:justify-single-word="false"/>
      <style:text-properties officeooo:rsid="0027b321" officeooo:paragraph-rsid="0027b321"/>
    </style:style>
    <style:style style:name="P19" style:family="paragraph" style:parent-style-name="Table_20_Contents">
      <style:paragraph-properties fo:text-align="start" style:justify-single-word="false"/>
      <style:text-properties officeooo:rsid="0027b321" officeooo:paragraph-rsid="0027b321"/>
    </style:style>
    <style:style style:name="T1" style:family="text">
      <style:text-properties officeooo:rsid="001d27a6"/>
    </style:style>
    <style:style style:name="T2" style:family="text">
      <style:text-properties officeooo:rsid="00228cc7"/>
    </style:style>
    <style:style style:name="T3" style:family="text">
      <style:text-properties officeooo:rsid="00257913"/>
    </style:style>
    <style:style style:name="T4" style:family="text">
      <style:text-properties officeooo:rsid="00274bac"/>
    </style:style>
    <style:style style:name="T5" style:family="text">
      <style:text-properties officeooo:rsid="0019d6c4"/>
    </style:style>
    <style:style style:name="T6" style:family="text">
      <style:text-properties officeooo:rsid="001c3fb1"/>
    </style:style>
    <style:style style:name="T7" style:family="text">
      <style:text-properties officeooo:rsid="0027b3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<text:span text:style-name="T1">R</text:span>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<text:span text:style-name="T5">Sujet de la réunion: Répartition travail rédaction du cdc et présentation divers travaux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Date: <text:span text:style-name="T3">09/11/2020</text:span></text:p>
          </table:table-cell>
          <table:table-cell table:style-name="Table1.A2" office:value-type="string">
            <text:p text:style-name="P8">Heure: <text:span text:style-name="T3">14h</text:span></text:p>
          </table:table-cell>
          <table:table-cell table:style-name="Table1.C2" table:number-columns-spanned="2" office:value-type="string">
            <text:p text:style-name="P8">Lieu: <text:span text:style-name="T3">Télétravail</text:span></text:p>
          </table:table-cell>
          <table:covered-table-cell/>
        </table:table-row>
        <table:table-row table:style-name="Table1.1">
          <table:table-cell table:style-name="Table1.A13" office:value-type="string">
            <text:p text:style-name="P9">Réunion organisée par</text:p>
          </table:table-cell>
          <table:table-cell table:style-name="Table1.B3" table:number-columns-spanned="3" office:value-type="string">
            <text:p text:style-name="P15">Vincent Commin et 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>Type de réunion</text:p>
          </table:table-cell>
          <table:table-cell table:style-name="Table1.B4" table:number-columns-spanned="3" office:value-type="string">
            <text:p text:style-name="P15">Brainstorming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9">Secrétaire</text:p>
          </table:table-cell>
          <table:table-cell table:style-name="Table1.B5" table:number-columns-spanned="3" office:value-type="string">
            <text:p text:style-name="P15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>Participants</text:p>
          </table:table-cell>
          <table:table-cell table:style-name="Table1.B6" table:number-columns-spanned="3" office:value-type="string">
            <text:p text:style-name="P15">Yann B., Louis L., Thomas L., Vincent C., Florian L.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9">Absents</text:p>
          </table:table-cell>
          <table:table-cell table:style-name="Table1.B7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11">Ordre du jour: <text:span text:style-name="T4">Répartition du travail pour la rédaction du cdc (cahier des charges)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<text:span text:style-name="T6">Temps imparti: 20mn</text:span></text:p>
          </table:table-cell>
          <table:table-cell table:style-name="Table1.C2" table:number-columns-spanned="3" office:value-type="string">
            <text:p text:style-name="P10">Présentateur: <text:span text:style-name="T4">Florian Legendre</text:span>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0">Discussion: </text:p>
          </table:table-cell>
          <table:table-cell table:style-name="Table1.B11" table:number-columns-spanned="3" office:value-type="string">
            <text:p text:style-name="P16">Questions de Vincent sur les coûts → faut-il écrire les </text:p>
          </table:table-cell>
          <table:covered-table-cell/>
          <table:covered-table-cell/>
        </table:table-row>
        <table:table-row table:style-name="Table1.1">
          <table:table-cell table:style-name="Table1.A12" table:number-columns-spanned="4" office:value-type="string">
            <text:p text:style-name="P16">coûts réels ou les coûts qu’une entreprise aurait à assumer?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>Conclusions</text:p>
          </table:table-cell>
          <table:table-cell table:style-name="Table1.B13" table:number-columns-spanned="3" office:value-type="string">
            <text:p text:style-name="P17"><text:s/>Réponse : tableau à deux entrées où on fait les deux 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>Points d’action</text:p>
          </table:table-cell>
          <table:covered-table-cell/>
          <table:table-cell table:style-name="Table1.A2" office:value-type="string">
            <text:p text:style-name="P12">Responsable</text:p>
          </table:table-cell>
          <table:table-cell table:style-name="Table1.C2" office:value-type="string">
            <text:p text:style-name="P12">Délai à respecter</text:p>
          </table:table-cell>
        </table:table-row>
        <table:table-row table:style-name="Table1.1">
          <table:table-cell table:style-name="Table1.A15" table:number-columns-spanned="2" office:value-type="string">
            <text:p text:style-name="P14">Rédaction partie 4 du cdc</text:p>
          </table:table-cell>
          <table:covered-table-cell/>
          <table:table-cell table:style-name="Table1.C15" office:value-type="string">
            <text:p text:style-name="P14">Florian Legendre</text:p>
          </table:table-cell>
          <table:table-cell table:style-name="Table1.D15" office:value-type="string">
            <text:p text:style-name="P18">11/11/2020</text:p>
          </table:table-cell>
        </table:table-row>
        <table:table-row table:style-name="Table1.1">
          <table:table-cell table:style-name="Table1.A19" table:number-columns-spanned="2" office:value-type="string">
            <text:p text:style-name="P14">Rédaction 7 et 8 du cdc</text:p>
          </table:table-cell>
          <table:covered-table-cell/>
          <table:table-cell table:style-name="Table1.C19" office:value-type="string">
            <text:p text:style-name="P14">Yann Berthelot</text:p>
          </table:table-cell>
          <table:table-cell table:style-name="Table1.D19" office:value-type="string">
            <text:p text:style-name="P18">11/11/2020</text:p>
          </table:table-cell>
        </table:table-row>
        <table:table-row table:style-name="Table1.1">
          <table:table-cell table:style-name="Table1.A19" table:number-columns-spanned="2" office:value-type="string">
            <text:p text:style-name="P14">Rédaction 2 du cdc</text:p>
          </table:table-cell>
          <table:covered-table-cell/>
          <table:table-cell table:style-name="Table1.C19" office:value-type="string">
            <text:p text:style-name="P14">Vincent Commin</text:p>
          </table:table-cell>
          <table:table-cell table:style-name="Table1.D19" office:value-type="string">
            <text:p text:style-name="P18">11/11/2020</text:p>
          </table:table-cell>
        </table:table-row>
        <table:table-row table:style-name="Table1.1">
          <table:table-cell table:style-name="Table1.A19" table:number-columns-spanned="2" office:value-type="string">
            <text:p text:style-name="P5"><text:span text:style-name="T2">Rédaction 5 du cdc + Refaire plan interface</text:span></text:p>
          </table:table-cell>
          <table:covered-table-cell/>
          <table:table-cell table:style-name="Table1.C19" office:value-type="string">
            <text:p text:style-name="P14">Louis Leenart</text:p>
          </table:table-cell>
          <table:table-cell table:style-name="Table1.D19" office:value-type="string">
            <text:p text:style-name="P18">11/11/2020</text:p>
          </table:table-cell>
        </table:table-row>
        <table:table-row table:style-name="Table1.1">
          <table:table-cell table:style-name="Table1.A19" table:number-columns-spanned="2" office:value-type="string">
            <text:p text:style-name="P14">Rédaction 6 du cdc</text:p>
          </table:table-cell>
          <table:covered-table-cell/>
          <table:table-cell table:style-name="Table1.C19" office:value-type="string">
            <text:p text:style-name="P14">Thomas Luneteau</text:p>
          </table:table-cell>
          <table:table-cell table:style-name="Table1.D19" office:value-type="string">
            <text:p text:style-name="P18">11/11/2020</text:p>
          </table:table-cell>
        </table:table-row>
        <table:table-row table:style-name="Table1.1">
          <table:table-cell table:style-name="Table1.A9" table:number-columns-spanned="4" office:value-type="string">
            <text:p text:style-name="P6"><text:span text:style-name="T6">Ordre du jour: Diagramme de Gantt du projet et 1ers éléments de la spéc, fonctionnell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Temps imparti: <text:span text:style-name="T4">40mn</text:span></text:p>
          </table:table-cell>
          <table:table-cell table:style-name="Table1.C2" table:number-columns-spanned="3" office:value-type="string">
            <text:p text:style-name="P10">Présentateur: <text:span text:style-name="T4">Florian L. et Vincent C. + Louis L.</text:span></text:p>
          </table:table-cell>
          <table:covered-table-cell/>
          <table:covered-table-cell/>
        </table:table-row>
        <table:table-row table:style-name="Table1.1">
          <table:table-cell table:style-name="Table1.A22" office:value-type="string">
            <text:p text:style-name="P10">Discussion: </text:p>
          </table:table-cell>
          <table:table-cell table:style-name="Table1.B22" table:number-columns-spanned="3" office:value-type="string">
            <text:p text:style-name="P18">Présentation du diagramme de Gantt, questions, apports</text:p>
          </table:table-cell>
          <table:covered-table-cell/>
          <table:covered-table-cell/>
        </table:table-row>
        <table:table-row table:style-name="Table1.1">
          <table:table-cell table:style-name="Table1.A23" table:number-columns-spanned="4" office:value-type="string">
            <text:p text:style-name="P18">éventuels sur ce diagramme. Discussion autour de Kotlin, un langage candidat pour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4" table:number-columns-spanned="4" office:value-type="string">
            <text:p text:style-name="P18">l’implémentation de Gymaths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12">Conclusions</text:p>
          </table:table-cell>
          <table:table-cell table:style-name="Table1.B25" table:number-columns-spanned="3" office:value-type="string">
            <text:p text:style-name="P18">La phase de spécifications fonctionnelles (deux semaines)</text:p>
          </table:table-cell>
          <table:covered-table-cell/>
          <table:covered-table-cell/>
        </table:table-row>
        <table:table-row table:style-name="Table1.1">
          <table:table-cell table:style-name="Table1.A26" table:number-columns-spanned="4" office:value-type="string">
            <text:p text:style-name="P18">sera probablement trop courte compte tenu de notre manque d’expérience. Dans tous l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8" table:number-columns-spanned="4" office:value-type="string">
            <text:p text:style-name="P18">cas la production doit commencer en Janvier. Kotlin semble être désigné pour ce-dernier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8" table:number-columns-spanned="4" office:value-type="string">
            <text:p text:style-name="P18">Un entretien avec notre tuteur est envisagé pour nous assister sur ce point technique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>Points d’action</text:p>
          </table:table-cell>
          <table:covered-table-cell/>
          <table:table-cell table:style-name="Table1.A2" office:value-type="string">
            <text:p text:style-name="P12">Responsable</text:p>
          </table:table-cell>
          <table:table-cell table:style-name="Table1.C2" office:value-type="string">
            <text:p text:style-name="P12">Délai à respecter</text:p>
          </table:table-cell>
        </table:table-row>
        <table:table-row table:style-name="Table1.1">
          <table:table-cell table:style-name="Table1.A31" table:number-columns-spanned="2" office:value-type="string">
            <text:p text:style-name="P18">Test de Kotlin</text:p>
          </table:table-cell>
          <table:covered-table-cell/>
          <table:table-cell table:style-name="Table1.C31" office:value-type="string">
            <text:p text:style-name="P18">Louis Leenart</text:p>
          </table:table-cell>
          <table:table-cell table:style-name="Table1.D31" office:value-type="string">
            <text:p text:style-name="P18">27/11/2020</text:p>
          </table:table-cell>
        </table:table-row>
        <table:table-row table:style-name="Table1.1">
          <table:table-cell table:style-name="Table1.A31" table:number-columns-spanned="2" office:value-type="string">
            <text:p text:style-name="P18">Prise de rdv avec tuteur</text:p>
          </table:table-cell>
          <table:covered-table-cell/>
          <table:table-cell table:style-name="Table1.C31" office:value-type="string">
            <text:p text:style-name="P18">Florian Legendre</text:p>
          </table:table-cell>
          <table:table-cell table:style-name="Table1.D31" office:value-type="string">
            <text:p text:style-name="P18">27/11/2020</text:p>
          </table:table-cell>
        </table:table-row>
        <table:table-row table:style-name="Table1.1">
          <table:table-cell table:style-name="Table1.A32" office:value-type="string">
            <text:p text:style-name="P12">Date proch.: <text:span text:style-name="T7">11/11/2020</text:span></text:p>
          </table:table-cell>
          <table:table-cell table:style-name="Table1.A32" office:value-type="string">
            <text:p text:style-name="P12">Heure : <text:span text:style-name="T7">14h</text:span></text:p>
          </table:table-cell>
          <table:table-cell table:style-name="Table1.A9" table:number-columns-spanned="2" office:value-type="string">
            <text:p text:style-name="P12">Lieu : <text:span text:style-name="T7">Télétravail</text:span></text:p>
          </table:table-cell>
          <table:covered-table-cell/>
        </table:table-row>
        <table:table-row table:style-name="Table1.1">
          <table:table-cell table:style-name="Table1.A33" office:value-type="string">
            <text:p text:style-name="P13">Points à aborder: </text:p>
          </table:table-cell>
          <table:table-cell table:style-name="Table1.B33" table:number-columns-spanned="3" office:value-type="string">
            <text:p text:style-name="P18">Lecture 1ère version du cahier des charges, corrections et</text:p>
          </table:table-cell>
          <table:covered-table-cell/>
          <table:covered-table-cell/>
        </table:table-row>
        <table:table-row table:style-name="Table1.1">
          <table:table-cell table:style-name="Table1.A34" table:number-columns-spanned="4" office:value-type="string">
            <text:p text:style-name="P18">Modifications mutuelles, envoi au tuteur.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6:05:07.559400931</meta:creation-date>
    <dc:date>2020-11-11T15:15:22.762000000</dc:date>
    <meta:editing-duration>PT1H40S</meta:editing-duration>
    <meta:editing-cycles>14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70" meta:word-count="297" meta:character-count="1917" meta:non-whitespace-character-count="1682"/>
  </office:meta>
</office:document-meta>
</file>